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4cm" style:rel-column-width="2548*"/>
    </style:style>
    <style:style style:name="Table3.B" style:family="table-column">
      <style:table-column-properties style:column-width="2.406cm" style:rel-column-width="1364*"/>
    </style:style>
    <style:style style:name="Table3.C" style:family="table-column">
      <style:table-column-properties style:column-width="1.997cm" style:rel-column-width="1132*"/>
    </style:style>
    <style:style style:name="Table3.D" style:family="table-column">
      <style:table-column-properties style:column-width="1.983cm" style:rel-column-width="1124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2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4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35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36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54" style:family="paragraph" style:parent-style-name="Table_20_Contents">
      <style:text-properties fo:font-size="8pt" style:font-size-asian="8pt" style:font-size-complex="8pt"/>
    </style:style>
    <style:style style:name="P55" style:family="paragraph" style:parent-style-name="Table_20_Contents">
      <style:text-properties fo:font-size="4pt" style:font-size-asian="4pt" style:font-size-complex="4pt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style:font-name="Lucida Sans" fo:font-size="14pt" style:font-size-asian="14pt" style:font-size-complex="14pt"/>
    </style:style>
    <style:style style:name="P58" style:family="paragraph" style:parent-style-name="Standard">
      <style:text-properties officeooo:paragraph-rsid="002a5127"/>
    </style:style>
    <style:style style:name="P5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0cc2d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7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76fc07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76fc07" style:font-size-asian="8pt" style:font-weight-asian="normal" style:font-name-complex="Lucida Sans" style:font-size-complex="8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0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7dc7ab" officeooo:paragraph-rsid="007dc7a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P84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officeooo:rsid="004695b3"/>
    </style:style>
    <style:style style:name="T44" style:family="text">
      <style:text-properties officeooo:rsid="0076fc07"/>
    </style:style>
    <style:style style:name="T45" style:family="text">
      <style:text-properties officeooo:rsid="007dc7ab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63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<text:text-input text:description="&lt;line.move_line_id.document_number&gt;">21654321613</text:text-input></text:p>
                </table:table-cell>
                <table:table-cell table:style-name="Table3.A1" office:value-type="string">
                  <text:p text:style-name="P21"><text:span text:style-name="T43"><text:text-input text:description="&lt;formatLang(line.move_line_id.date_maturity, date=True)&gt;">19/12/1984</text:text-input></text:span></text:p>
                </table:table-cell>
                <table:table-cell table:style-name="Table3.A1" office:value-type="string">
                  <text:p text:style-name="P66"><text:text-input text:description="&lt;formatLang(line.amount_unreconciled)&gt;">216543216</text:text-input></text:p>
                </table:table-cell>
                <table:table-cell table:style-name="Table3.A1" office:value-type="string">
                  <text:p text:style-name="P66"><text:text-input text:description="&lt;formatLang(line.signed_amount)&gt;">21654321613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63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74"><text:span text:style-name="T44"><text:text-input text:description="&lt;if test=&quot;o.writeoff_amount and o.payment_option == 'with_writeoff'&quot;&gt;">if writeoff_amount and with_writeoff</text:text-input>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75"><text:text-input text:description="&lt;o.comment&gt;">Comment</text:text-input>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73"/>
                </table:table-cell>
                <table:table-cell table:style-name="Table3.A1" office:value-type="string">
                  <text:p text:style-name="P73"><text:text-input text:description="&lt;formatLang(o.writeoff_amount)&gt;">ajuste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7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74"><text:span text:style-name="T44"><text:text-input text:description="&lt;if test=&quot;o.writeoff_amount and o.payment_option == 'without_writeoff'&quot;&gt;">if writeoff_amount and without_writeoff</text:text-input>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3">A cuenta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72"/>
                </table:table-cell>
                <table:table-cell table:style-name="Table3.A1" office:value-type="string">
                  <text:p text:style-name="P73"><text:text-input text:description="&lt;formatLang(o.writeoff_amount)&gt;">a cuenta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7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2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69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8"><text:text-input text:description="&lt;line.name&gt;">21654321613</text:text-input></text:p>
                </table:table-cell>
                <table:table-cell office:value-type="string">
                  <text:p text:style-name="P18"><text:text-input text:description="&lt;line.bank_id.name&gt;">21654321613</text:text-input></text:p>
                </table:table-cell>
                <table:table-cell office:value-type="string">
                  <text:p text:style-name="P18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69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7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7dc7ab" officeooo:paragraph-rsid="007dc7a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officeooo:paragraph-rsid="007dc7ab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officeooo:rsid="007dc7ab"/>
    </style:style>
    <style:style style:name="MT37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/>
    <style:style style:name="MT41" style:family="text">
      <style:text-properties fo:color="#221f1f" fo:letter-spacing="-0.007cm" fo:font-style="normal" officeooo:rsid="001c3d3e" style:font-style-asian="normal" style:font-style-complex="normal"/>
    </style:style>
    <style:style style:name="M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3" style:family="text">
      <style:text-properties style:use-window-font-color="true"/>
    </style:style>
    <style:style style:name="MT44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document_number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text:span text:style-name="MT36">s</text:span></text:p>
              <text:p text:style-name="MP39">Retenciones</text:p>
              <text:p text:style-name="MP39">Otros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s_amount)&gt;">9.999,50</text:text-input></text:p>
              <text:p text:style-name="MP40"><text:text-input text:description="&lt;formatLang(o.withholdings_amount)&gt;">9.999,50</text:text-input></text:p>
              <text:p text:style-name="MP41"><text:text-input text:description="&lt;formatLang(o.net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TOTAL</text:p>
            </table:table-cell>
            <table:covered-table-cell/>
            <table:table-cell table:style-name="Tabla6.C1" office:value-type="string">
              <text:p text:style-name="MP44"><text:text-input text:description="&lt;formatLang(o.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7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38">So</text:span></text:span><text:span text:style-name="Fuente_20_de_20_párrafo_20_predeter."><text:span text:style-name="MT39">n</text:span></text:span><text:span text:style-name="Fuente_20_de_20_párrafo_20_predeter."><text:span text:style-name="MT37">: </text:span></text:span><text:span text:style-name="Fuente_20_de_20_párrafo_20_predeter."><text:span text:style-name="MT37"><text:text-input text:description="&lt;number_to_string(o.amount)&gt;">dos mil trecientos cuarenta y cuatro con cincuenta centavos</text:text-input></text:span></text:span><text:span text:style-name="Fuente_20_de_20_párrafo_20_predeter."><text:span text:style-name="MT37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1">OBSERVACIONES</text:span>: <text:span text:style-name="MT42"><text:placeholder text:placeholder-type="text">&lt;o.narration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39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3"><text:s text:c="14"/>____ <text:s text:c="8"/></text:span></text:span></text:p>
              <text:p text:style-name="MP57"><text:span text:style-name="Fuente_20_de_20_párrafo_20_predeter."><text:span text:style-name="MT44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8-11T17:25:34.658491758</dc:date>
    <meta:editing-duration>P2DT5H21M11S</meta:editing-duration>
    <meta:editing-cycles>446</meta:editing-cycles>
    <meta:generator>LibreOffice/4.2.8.2$Linux_X86_64 LibreOffice_project/420m0$Build-2</meta:generator>
    <meta:document-statistic meta:table-count="7" meta:image-count="0" meta:object-count="0" meta:page-count="1" meta:paragraph-count="72" meta:word-count="284" meta:character-count="1695" meta:non-whitespace-character-count="1576"/>
  </office:meta>
</office:document-meta>
</file>